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89f41" officeooo:paragraph-rsid="00190416"/>
    </style:style>
    <style:style style:name="P2" style:family="paragraph" style:parent-style-name="Standard">
      <style:paragraph-properties fo:text-align="center" style:justify-single-word="false"/>
      <style:text-properties officeooo:paragraph-rsid="00190416"/>
    </style:style>
    <style:style style:name="P3" style:family="paragraph" style:parent-style-name="Standard">
      <style:paragraph-properties fo:text-align="justify" style:justify-single-word="false"/>
      <style:text-properties officeooo:paragraph-rsid="00190416"/>
    </style:style>
    <style:style style:name="P4" style:family="paragraph" style:parent-style-name="Standard">
      <style:paragraph-properties fo:text-align="justify" style:justify-single-word="false"/>
      <style:text-properties officeooo:rsid="0030c4fc" officeooo:paragraph-rsid="00190416"/>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paragraph-rsid="00190416"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3a3668" officeooo:paragraph-rsid="00190416"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2f657a" officeooo:paragraph-rsid="00190416"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2b2157" officeooo:paragraph-rsid="00190416"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089f41" officeooo:paragraph-rsid="00190416" style:font-weight-asian="bold" style:font-weight-complex="bold"/>
    </style:style>
    <style:style style:name="P10" style:family="paragraph" style:parent-style-name="Standard">
      <style:paragraph-properties fo:text-align="justify" style:justify-single-word="false"/>
      <style:text-properties officeooo:rsid="00113cdb" officeooo:paragraph-rsid="00190416"/>
    </style:style>
    <style:style style:name="P11" style:family="paragraph" style:parent-style-name="Standard">
      <style:paragraph-properties fo:text-align="justify" style:justify-single-word="false"/>
      <style:text-properties officeooo:rsid="001b357f" officeooo:paragraph-rsid="00190416"/>
    </style:style>
    <style:style style:name="P12" style:family="paragraph" style:parent-style-name="Standard">
      <style:paragraph-properties fo:text-align="justify" style:justify-single-word="false"/>
      <style:text-properties officeooo:rsid="001bc42e" officeooo:paragraph-rsid="00190416"/>
    </style:style>
    <style:style style:name="P13" style:family="paragraph" style:parent-style-name="Standard">
      <style:paragraph-properties fo:text-align="justify" style:justify-single-word="false"/>
      <style:text-properties officeooo:rsid="003a3668" officeooo:paragraph-rsid="00190416"/>
    </style:style>
    <style:style style:name="P14" style:family="paragraph" style:parent-style-name="Standard">
      <style:paragraph-properties fo:text-align="justify" style:justify-single-word="false"/>
      <style:text-properties officeooo:rsid="002b2157" officeooo:paragraph-rsid="00190416"/>
    </style:style>
    <style:style style:name="P15" style:family="paragraph" style:parent-style-name="Standard">
      <style:paragraph-properties fo:text-align="justify" style:justify-single-word="false"/>
      <style:text-properties officeooo:rsid="002f657a" officeooo:paragraph-rsid="00190416"/>
    </style:style>
    <style:style style:name="P16" style:family="paragraph" style:parent-style-name="Standard">
      <style:paragraph-properties fo:text-align="justify" style:justify-single-word="false"/>
      <style:text-properties officeooo:rsid="002dd0c3" officeooo:paragraph-rsid="00190416"/>
    </style:style>
    <style:style style:name="P17" style:family="paragraph" style:parent-style-name="Standard">
      <style:paragraph-properties fo:text-align="justify" style:justify-single-word="false"/>
      <style:text-properties officeooo:rsid="003702e7" officeooo:paragraph-rsid="00190416"/>
    </style:style>
    <style:style style:name="P18" style:family="paragraph" style:parent-style-name="Standard">
      <style:paragraph-properties fo:text-align="justify" style:justify-single-word="false"/>
      <style:text-properties officeooo:rsid="0039e488" officeooo:paragraph-rsid="0019041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89f41" style:font-weight-asian="bold" style:font-weight-complex="bold"/>
    </style:style>
    <style:style style:name="T3" style:family="text">
      <style:text-properties style:text-underline-style="solid" style:text-underline-width="auto" style:text-underline-color="font-color" fo:font-weight="bold" officeooo:rsid="000a7599" style:font-weight-asian="bold" style:font-weight-complex="bold"/>
    </style:style>
    <style:style style:name="T4" style:family="text">
      <style:text-properties style:text-underline-style="solid" style:text-underline-width="auto" style:text-underline-color="font-color" fo:font-weight="bold" officeooo:rsid="001b357f" style:font-weight-asian="bold" style:font-weight-complex="bold"/>
    </style:style>
    <style:style style:name="T5" style:family="text">
      <style:text-properties style:text-underline-style="solid" style:text-underline-width="auto" style:text-underline-color="font-color" fo:font-weight="bold" officeooo:rsid="000db686" style:font-weight-asian="bold" style:font-weight-complex="bold"/>
    </style:style>
    <style:style style:name="T6" style:family="text">
      <style:text-properties style:text-underline-style="solid" style:text-underline-width="auto" style:text-underline-color="font-color" fo:font-weight="bold" officeooo:rsid="001cd5ea" style:font-weight-asian="bold" style:font-weight-complex="bold"/>
    </style:style>
    <style:style style:name="T7" style:family="text">
      <style:text-properties style:text-underline-style="solid" style:text-underline-width="auto" style:text-underline-color="font-color" fo:font-weight="bold" officeooo:rsid="003a3668" style:font-weight-asian="bold" style:font-weight-complex="bold"/>
    </style:style>
    <style:style style:name="T8" style:family="text">
      <style:text-properties style:text-underline-style="solid" style:text-underline-width="auto" style:text-underline-color="font-color" fo:font-weight="bold" officeooo:rsid="003702e7" style:font-weight-asian="bold" style:font-weight-complex="bold"/>
    </style:style>
    <style:style style:name="T9" style:family="text">
      <style:text-properties style:text-underline-style="solid" style:text-underline-width="auto" style:text-underline-color="font-color" fo:font-weight="bold" officeooo:rsid="002b2157" style:font-weight-asian="bold" style:font-weight-complex="bold"/>
    </style:style>
    <style:style style:name="T10" style:family="text">
      <style:text-properties style:text-underline-style="solid" style:text-underline-width="auto" style:text-underline-color="font-color" fo:font-weight="bold" officeooo:rsid="000dbb58" style:font-weight-asian="bold" style:font-weight-complex="bold"/>
    </style:style>
    <style:style style:name="T11" style:family="text">
      <style:text-properties officeooo:rsid="0031a5a3"/>
    </style:style>
    <style:style style:name="T12" style:family="text">
      <style:text-properties officeooo:rsid="001953cb"/>
    </style:style>
    <style:style style:name="T13" style:family="text">
      <style:text-properties officeooo:rsid="00113cdb"/>
    </style:style>
    <style:style style:name="T14" style:family="text">
      <style:text-properties officeooo:rsid="001b357f"/>
    </style:style>
    <style:style style:name="T1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font-size="12pt" style:text-underline-style="solid" style:text-underline-width="auto" style:text-underline-color="font-color" fo:font-weight="bold" officeooo:rsid="001b357f" style:font-size-asian="12pt" style:font-weight-asian="bold" style:font-size-complex="12pt" style:font-weight-complex="bold"/>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officeooo:rsid="00089f41"/>
    </style:style>
    <style:style style:name="T19" style:family="text">
      <style:text-properties style:text-underline-style="none" fo:font-weight="normal" officeooo:rsid="00089f41" style:font-weight-asian="normal" style:font-weight-complex="normal"/>
    </style:style>
    <style:style style:name="T20" style:family="text">
      <style:text-properties style:text-underline-style="none" fo:font-weight="normal" officeooo:rsid="003521fd" style:font-weight-asian="normal" style:font-weight-complex="normal"/>
    </style:style>
    <style:style style:name="T21" style:family="text">
      <style:text-properties style:text-underline-style="none" officeooo:rsid="002939ba"/>
    </style:style>
    <style:style style:name="T22" style:family="text">
      <style:text-properties officeooo:rsid="0014793b"/>
    </style:style>
    <style:style style:name="T23" style:family="text">
      <style:text-properties officeooo:rsid="002939ba"/>
    </style:style>
    <style:style style:name="T24" style:family="text">
      <style:text-properties officeooo:rsid="002b2157"/>
    </style:style>
    <style:style style:name="T25" style:family="text">
      <style:text-properties officeooo:rsid="003bca55"/>
    </style:style>
    <style:style style:name="T26" style:family="text">
      <style:text-properties officeooo:rsid="002b4d69"/>
    </style:style>
    <style:style style:name="T27" style:family="text">
      <style:text-properties officeooo:rsid="003702e7"/>
    </style:style>
    <style:style style:name="T28" style:family="text">
      <style:text-properties officeooo:rsid="003521fd"/>
    </style:style>
    <style:style style:name="T29" style:family="text">
      <style:text-properties officeooo:rsid="002f657a"/>
    </style:style>
    <style:style style:name="T30" style:family="text">
      <style:text-properties officeooo:rsid="002c1f92"/>
    </style:style>
    <style:style style:name="T31" style:family="text">
      <style:text-properties officeooo:rsid="0039e488"/>
    </style:style>
    <style:style style:name="T32" style:family="text">
      <style:text-properties officeooo:rsid="003841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ompte-re</text:span><text:span text:style-name="T3">ndu de la réunion bâtiment du 11/07/2017</text:span></text:p>
      <text:p text:style-name="P3"/>
      <text:p text:style-name="P3"/>
      <text:p text:style-name="P4">Participants : <text:span text:style-name="T11">Marie-Laure Nauleau (Ademe), Bruno Vermont (CGDD), Romain Gaeta (Dhup), Charlotte Gachon, Laurence Cheyrou (Dgec-5CD), Charles Pelé, Sylvain Laurenceau (CSTB), Lisa Sutto, Marjorie Doudnikoff, Gilles Croquette, Isabelle Cabanne (DLCES).</text:span></text:p>
      <text:p text:style-name="P3"/>
      <text:p text:style-name="P3"/>
      <text:p text:style-name="P5"><text:span text:style-name="T12">1/</text:span> <text:span text:style-name="T13">Modification de la liste de mesures en AME</text:span></text:p>
      <text:p text:style-name="P3"/>
      <text:p text:style-name="P10">Le décret tertiaire <text:span text:style-name="T12">a été suspendu (ordonnance du conseil d’État du 11 juillet 2017).</text:span></text:p>
      <text:p text:style-name="P10"><text:span text:style-name="T14">=&gt; </text:span><text:span text:style-name="T16">Le décret tertiaire </text:span><text:span text:style-name="T15">est retiré de l’AME</text:span><text:span text:style-name="T17"> </text:span>pour être mis <text:span text:style-name="T14">uniquement </text:span>en AMS.</text:p>
      <text:p text:style-name="P3"/>
      <text:p text:style-name="P3"/>
      <text:p text:style-name="P3"><text:span text:style-name="T4">2/</text:span><text:span text:style-name="T1"> </text:span><text:span text:style-name="T5">Ecart conventionnel /réel </text:span><text:span text:style-name="T6">et modélisation des effets rebonds</text:span></text:p>
      <text:p text:style-name="P3"/>
      <text:p text:style-name="P11">Pour une meilleure représentation des émissions de GES du bâtiment en projection, il est nécessaire de modéliser les écarts entre émissions conventionnelles et réelles.</text:p>
      <text:p text:style-name="P3"/>
      <text:p text:style-name="P3"><text:span text:style-name="T18">- Lorsqu’une nouvelle réglementation est mise en place, il existe un temps de décalage entre la mise en œuvre de la réglementation et son application effective. Schématiquement on peut considérer qu’il existe </text:span><text:span text:style-name="T19">un temps de décalage </text:span><text:span text:style-name="T20">moyen </text:span><text:span text:style-name="T19">de 2 ans </text:span><text:span text:style-name="T18">entre l’année théorique de mise en œuvre de la RT 2012 et sa traduction pleine et entière dans les faits (notamment dû au temps de décalage entre délivrance du permis de construire et construction effective). Ce temps de décalage est à prendre en compte dans la modélisation.</text:span></text:p>
      <text:p text:style-name="P3"/>
      <text:p text:style-name="P3">- <text:span text:style-name="T22">Le CSTB a analysé les écarts entre CEP plafonds de la réglementation et CEP réels. Calculé sur un échantillon de constructions neuves, le CEP théorique des constructions neuves est en moyenne de 15 % inférieur au CEP plafond de la réglementation RT2012. Toutefois la consommation réelle est supérieure à la consommation théorique. Au total on aura sans doute une situation un peu dégradée avec des émissions réelles supérieures aux consommations théoriques.</text:span></text:p>
      <text:p text:style-name="P1"/>
      <text:p text:style-name="P1">- <text:span text:style-name="T23">La question du décalage entre conventionnel et réel se pose pour le neuf mais aussi pour les rénovations (effet rebond). Il existe aussi un effet rebond en cas de hausse des prix. Actuellement l’effet rebond par rapport au prix n’est pas intégré (élasticités excessives dans les modules existants).</text:span></text:p>
      <text:p text:style-name="P1"/>
      <text:p text:style-name="P12"><text:span text:style-name="T24">=&gt; </text:span><text:s/><text:span text:style-name="T23">Ademe et CSTB regardent la manière d’intégrer les écarts entre conventionnel et réel et les effets rebond. </text:span></text:p>
      <text:p text:style-name="P1"/>
      <text:p text:style-name="P6">3/ Modèle tertiaire</text:p>
      <text:p text:style-name="P1"/>
      <text:p text:style-name="P13">L’évolution des surfaces (m²/personne) par tête d’employé constitue un élément de la modélisation. Le HQE entraîne une baisse de la surface par employé. CSTB <text:span text:style-name="T25">envoie éléments au CGDD.</text:span></text:p>
      <text:p text:style-name="P1"/>
      <text:p text:style-name="P14"><text:span text:style-name="T7">4</text:span><text:span text:style-name="T1">/ Prix des énergies</text:span></text:p>
      <text:p text:style-name="P1"/>
      <text:p text:style-name="P14">- Composante carbone : <text:span text:style-name="T26">intégrée en euros constants</text:span></text:p>
      <text:p text:style-name="P1">- <text:span text:style-name="T24">Prix de l’électricité, de la chaleur et du bois énergie : on conserve les hypothèses du précédent scénario AME 2016-2017 : hausse du prix de l’électricité de 1,1 %/an TTC ; hausse du prix de la chaleur et du bois énergie de 1,20 %/an.</text:span></text:p>
      <text:p text:style-name="P1"/>
      <text:p text:style-name="P7"><text:soft-page-break/><text:span text:style-name="T27">4</text:span>/ Chèques énergie</text:p>
      <text:p text:style-name="P1"/>
      <text:p text:style-name="P15">De l’ordre de 173000 chèques énergie distribués en 2016 ; 136000 utilisés. Des données plus fines devraient être disponibles <text:span text:style-name="T28">début</text:span> octobre (DGEC-5CD).</text:p>
      <text:p text:style-name="P1"/>
      <text:p text:style-name="P1"><text:span text:style-name="T8">5</text:span><text:span text:style-name="T9">/</text:span><text:span text:style-name="T1"> </text:span><text:span text:style-name="T10">CEE</text:span></text:p>
      <text:p text:style-name="P1"/>
      <text:p text:style-name="P14">La Dgec envoie une note sur <text:span text:style-name="T29">la prise en compte </text:span>des CEE <text:span text:style-name="T28">(avant début septembre).</text:span></text:p>
      <text:p text:style-name="P1"/>
      <text:p text:style-name="P8"><text:span text:style-name="T27">6</text:span>/ <text:span text:style-name="T30">Propositions de mesures AMS</text:span></text:p>
      <text:p text:style-name="P14"/>
      <text:p text:style-name="P16">Les mesures AMS doivent intégrer les mesures du Plan climat =&gt; Les propositions de mesures doivent être faites selon l<text:span text:style-name="T29">e</text:span> format de fiche joint.</text:p>
      <text:p text:style-name="P17"/>
      <text:p text:style-name="P17">Propositions de mesures : </text:p>
      <text:p text:style-name="P18">- CSTB : 1 % des fonds dédiés à une mesure pourraient être consacrés à leur évaluation (ex : évaluer CITE et évaluer la manière dont ça peut renforcer son efficacité)</text:p>
      <text:p text:style-name="P18">- CSTB : Conditionner les subventions aux effets après travaux ? Toutefois 5CD est défavorable parce qu’on a soutenu le contraire pendant 6 mois auprès de l’UE (au sujet des aides a priori)</text:p>
      <text:p text:style-name="P18">- CSTB : Beaucoup de travaux sont faits au moment des mutations : bonifier les aides au moment des mutations, car ça se fait au moment idéal des trajectoires. Cibler sur des périodes courtes. <text:s/>(A noter qu’en 2008 une bonification avait été mise en place pour les personnes ayant emménagé depuis moins de 3 ans).</text:p>
      <text:p text:style-name="P18">- CSTB : Quand on intègre les ENR on peut baisser de 12kWh/m² l’EP des bâtiments neufs. Valoriser dans les RT la prise de participation dans une éolienne <text:s/>ou ENR à proximité.</text:p>
      <text:p text:style-name="P18">- CSTB : plus généralement valoriser la mutualisation des énergies y compris mutualisation résidentiel / industrie</text:p>
      <text:p text:style-name="P18">- Ademe : mesures du dossier Ministre Ademe. Les mesures sont toutefois à transformer dans le cadre formaté pour pouvoir les diffuser auprès des parties prenantes.</text:p>
      <text:p text:style-name="P18">- Décantage du Plan Climat à faire en juillet ; 5CD regarde courant juillet comment le traduire</text:p>
      <text:p text:style-name="P3"><text:span text:style-name="T31">- Ademe : Etude Booster mise en place par le service bâtiment de l’Ademe, pas de chiffrage sur les impacts mais c’est innovant : </text:span><text:a xlink:type="simple" xlink:href="http://www.ademe.fr/booster-renovation" text:style-name="Internet_20_link" text:visited-style-name="Visited_20_Internet_20_Link">http://www.ademe.fr/booster-renovation</text:a> </text:p>
      <text:p text:style-name="P17"/>
      <text:p text:style-name="P17"/>
      <text:p text:style-name="P1"/>
      <text:p text:style-name="P9"><text:span text:style-name="T32">7/ Prochaine réunion </text:span><text:span text:style-name="T21">: le 11 septembre à 9h30</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0:02:21.870000000</meta:creation-date>
    <meta:generator>LibreOffice/5.0.5.2.0$Windows_x86 LibreOffice_project/a09456c47386325242608de6c9ee7d1236252b77</meta:generator>
    <dc:date>2017-07-26T10:05:30.826000000</dc:date>
    <meta:editing-duration>PT1M56S</meta:editing-duration>
    <meta:editing-cycles>3</meta:editing-cycles>
    <meta:document-statistic meta:table-count="0" meta:image-count="0" meta:object-count="0" meta:page-count="2" meta:paragraph-count="32" meta:word-count="743" meta:character-count="4509" meta:non-whitespace-character-count="3795"/>
  </office:meta>
</office:document-meta>
</file>